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7698" officeooo:paragraph-rsid="001e7698"/>
    </style:style>
    <style:style style:name="P2" style:family="paragraph" style:parent-style-name="Standard">
      <style:text-properties fo:font-size="16pt" officeooo:rsid="001e7698" officeooo:paragraph-rsid="001eb2ed" style:font-size-asian="16pt" style:font-size-complex="16pt"/>
    </style:style>
    <style:style style:name="P3" style:family="paragraph" style:parent-style-name="Standard">
      <style:text-properties fo:font-size="16pt" officeooo:rsid="001eb2ed" officeooo:paragraph-rsid="001eb2ed" style:font-size-asian="16pt" style:font-size-complex="16pt"/>
    </style:style>
    <style:style style:name="T1" style:family="text">
      <style:text-properties officeooo:rsid="001eb2ed"/>
    </style:style>
    <style:style style:name="T2" style:family="text">
      <style:text-properties officeooo:rsid="00208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/>
      <text:p text:style-name="P1">Chapter 2 : The Calf</text:p>
      <text:p text:style-name="P1"/>
      <text:p text:style-name="P1">Sign 114</text:p>
      <text:p text:style-name="P1"/>
      <text:p text:style-name="P1"/>
      <text:p text:style-name="P2">And who is more unjust than those who refuse that: </text:p>
      <text:p text:style-name="P2"/>
      <text:p text:style-name="P2"><text:span text:style-name="T1"><text:tab/>In</text:span> <text:span text:style-name="T1">Places of Prayer to God, </text:span></text:p>
      <text:p text:style-name="P2"><text:tab/><text:span text:style-name="T2">t</text:span><text:span text:style-name="T1">o Be Remembered in them,</text:span></text:p>
      <text:p text:style-name="P2"><text:tab/><text:span text:style-name="T1">is His Name.</text:span></text:p>
      <text:p text:style-name="P2"/>
      <text:p text:style-name="P3">And they did pursue it, therein:</text:p>
      <text:p text:style-name="P3"/>
      <text:p text:style-name="P3"><text:tab/>The devastation.</text:p>
      <text:p text:style-name="P3"/>
      <text:p text:style-name="P3">As for those:</text:p>
      <text:p text:style-name="P3"/>
      <text:p text:style-name="P3"><text:tab/>It is not for them;</text:p>
      <text:p text:style-name="P3"><text:tab/>That they may Enter, therein;</text:p>
      <text:p text:style-name="P3"><text:tab/>Except for those who Fear.</text:p>
      <text:p text:style-name="P3"><text:tab/></text:p>
      <text:p text:style-name="P3">They have, within this world, Shame.</text:p>
      <text:p text:style-name="P3"/>
      <text:p text:style-name="P3">And as for them, in the Afterlife, is Punishment, Greatl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17:48:05.314000000</meta:creation-date>
    <dc:date>2025-04-20T21:50:17.802000000</dc:date>
    <meta:editing-duration>PT3H54M45S</meta:editing-duration>
    <meta:editing-cycles>4</meta:editing-cycles>
    <meta:generator>LibreOffice/7.6.4.1$Windows_X86_64 LibreOffice_project/e19e193f88cd6c0525a17fb7a176ed8e6a3e2aa1</meta:generator>
    <meta:print-date>2025-04-20T21:34:48.250000000</meta:print-date>
    <meta:printed-by>PDF files</meta:printed-by>
    <meta:document-statistic meta:table-count="0" meta:image-count="0" meta:object-count="0" meta:page-count="1" meta:paragraph-count="16" meta:word-count="80" meta:character-count="427" meta:non-whitespace-character-count="352"/>
  </office:meta>
</office:document-meta>
</file>